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7.198cm" svg:height="0.964cm" svg:x="5.527cm" svg:y="10.101cm">
          <draw:text-box>
            <text:p>https://www.pexels.com/search/videos/construction%20site/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M10S</meta:editing-duration>
    <meta:editing-cycles>3</meta:editing-cycles>
    <meta:generator>OpenOffice/4.1.15$Win32 OpenOffice.org_project/4115m2$Build-9813</meta:generator>
    <dc:date>2024-02-15T01:09:26.27</dc:date>
    <dc:creator>Clinton Clinton</dc:creator>
    <meta:document-statistic meta:object-count="24"/>
  </office:meta>
</office:document-meta>
</file>